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06mm"/>
    </style:style>
    <style:style style:name="co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 table:number-columns-spanned="5" table:number-rows-spanned="1">
            <text:p>ATIVOS</text:p>
          </table:table-cell>
          <table:covered-table-cell table:number-columns-repeated="4" table:style-name="ce4"/>
          <table:table-cell/>
          <table:table-cell table:style-name="ce6" office:value-type="string" calcext:value-type="string">
            <text:p>T</text:p>
          </table:table-cell>
          <table:table-cell table:style-name="ce6"/>
          <table:table-cell table:style-name="ce6"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TIVO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/>
          <table:table-cell table:style-name="ce3" office:value-type="string" calcext:value-type="string">
            <text:p>MINIMO GANHO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DIAS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style-name="ce2" office:value-type="string" calcext:value-type="string">
            <text:p>PERCENTUAL ALOCADO PARA O ATIVO</text:p>
          </table:table-cell>
          <table:table-cell table:style-name="ce4" table:number-columns-repeated="5"/>
          <table:table-cell/>
          <table:table-cell table:style-name="ce5" office:value-type="currency" office:currency="BRL" office:value="100" calcext:value-type="currency">
            <text:p>R$ 100,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TORNO ESPERADO DO ATIVO por dia</text:p>
          </table:table-cell>
          <table:table-cell table:style-name="ce5" office:value-type="currency" office:currency="BRL" office:value="3.5" calcext:value-type="currency">
            <text:p>R$ 3,50</text:p>
          </table:table-cell>
          <table:table-cell table:style-name="ce5" office:value-type="currency" office:currency="BRL" office:value="40.3" calcext:value-type="currency">
            <text:p>R$ 40,30</text:p>
          </table:table-cell>
          <table:table-cell table:style-name="ce5" office:value-type="currency" office:currency="BRL" office:value="5.8" calcext:value-type="currency">
            <text:p>R$ 5,80</text:p>
          </table:table-cell>
          <table:table-cell table:style-name="ce5" office:value-type="currency" office:currency="BRL" office:value="90.5" calcext:value-type="currency">
            <text:p>R$ 90,50</text:p>
          </table:table-cell>
          <table:table-cell table:style-name="ce5" office:value-type="currency" office:currency="BRL" office:value="28" calcext:value-type="currency">
            <text:p>R$ 28,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84894" calcext:value-type="float">
            <text:p>8489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9:13:48.8655623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03:08.245048025</meta:creation-date>
    <dc:date>2018-12-05T19:13:59.670703585</dc:date>
    <meta:editing-duration>PT24M45S</meta:editing-duration>
    <meta:editing-cycles>3</meta:editing-cycles>
    <meta:generator>LibreOffice/5.1.6.2$Linux_X86_64 LibreOffice_project/10m0$Build-2</meta:generator>
    <meta:document-statistic meta:table-count="1" meta:cell-count="25" meta:object-count="0"/>
  </office:meta>
</office:document-meta>
</file>